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000000034DEA656E257ACB4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92d76" officeooo:paragraph-rsid="00192d76" style:font-size-asian="13.1000003814697pt" style:font-size-complex="15pt"/>
    </style:style>
    <style:style style:name="P2" style:family="paragraph" style:parent-style-name="Standard">
      <style:text-properties fo:font-size="15pt" officeooo:rsid="001ada37" officeooo:paragraph-rsid="001ada37" style:font-size-asian="13.1000003814697pt" style:font-size-complex="15pt"/>
    </style:style>
    <style:style style:name="T1" style:family="text">
      <style:text-properties officeooo:rsid="001ada37"/>
    </style:style>
    <style:style style:name="T2" style:family="text">
      <style:text-properties officeooo:rsid="001c4b8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: This dataset is specifically made to work for pytorch. It is advised to go through the code in case of any error or changes suitable to yourself.</text:p>
      <text:p text:style-name="P1"/>
      <text:p text:style-name="P1">How to use :</text:p>
      <text:p text:style-name="P1"/>
      <text:p text:style-name="P1">See the directory structure of /fruit-360-small folder given in the zipped files. Set up your dataset folder in a similar fashion with your custom classes.</text:p>
      <text:p text:style-name="P1"><text:s/></text:p>
      <text:p text:style-name="P1">run the rename_dataset.py from python in the following manner:</text:p>
      <text:p text:style-name="P1">python3 rename_dataset.py <text:tab/>../..current_database path <text:tab/>../..new_database path</text:p>
      <text:p text:style-name="P1"/>
      <text:p text:style-name="P1"><draw:frame draw:style-name="fr1" draw:name="Image1" text:anchor-type="char" svg:width="19.001cm" svg:height="0.963cm" draw:z-index="0"><draw:image xlink:href="Pictures/100002010000040000000034DEA656E257ACB474.png" xlink:type="simple" xlink:show="embed" xlink:actuate="onLoad" loext:mime-type="image/png"/></draw:frame><text:s text:c="18"/></text:p>
      <text:p text:style-name="P1">Next, update the classes and the path of the new_database folder in the fruit_360_small_dataset.py. You can run the python file from terminal to see if its working properly, it will output a<text:span text:style-name="T1">ny</text:span> rando<text:span text:style-name="T1">m image from the dataset.</text:span></text:p>
      <text:p text:style-name="P1"/>
      <text:p text:style-name="P2">To import the dataset into your script:</text:p>
      <text:p text:style-name="P2">from fruit_360_small_dataset import fruit_360_small</text:p>
      <text:p text:style-name="P2"/>
      <text:p text:style-name="P2">train_dat = fruit_360_small( path_of_folder, &lt;arguments&gt;) <text:s/>//<text:span text:style-name="T2">Like any pytorch datase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3T22:18:17.859632256</meta:creation-date>
    <meta:generator>LibreOffice/6.4.7.2$Linux_X86_64 LibreOffice_project/40$Build-2</meta:generator>
    <dc:date>2021-06-23T22:37:00.072123066</dc:date>
    <meta:editing-duration>PT4M42S</meta:editing-duration>
    <meta:editing-cycles>2</meta:editing-cycles>
    <meta:document-statistic meta:table-count="0" meta:image-count="1" meta:object-count="0" meta:page-count="1" meta:paragraph-count="11" meta:word-count="129" meta:character-count="874" meta:non-whitespace-character-count="732"/>
  </office:meta>
</office:document-meta>
</file>